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weight="bold" officeooo:rsid="0002464d" officeooo:paragraph-rsid="0002464d" style:font-weight-asian="bold" style:font-weight-complex="bold"/>
    </style:style>
    <style:style style:name="P2" style:family="paragraph" style:parent-style-name="Standard">
      <style:text-properties style:font-name="DejaVu Sans Mono" fo:font-weight="bold" officeooo:rsid="0005aae4" officeooo:paragraph-rsid="0005aae4" style:font-weight-asian="bold" style:font-weight-complex="bold"/>
    </style:style>
    <style:style style:name="P3" style:family="paragraph" style:parent-style-name="Standard">
      <style:text-properties style:font-name="DejaVu Sans Mono" fo:font-weight="bold" officeooo:rsid="0005ea34" officeooo:paragraph-rsid="0005ea34" style:font-weight-asian="bold" style:font-weight-complex="bold"/>
    </style:style>
    <style:style style:name="P4" style:family="paragraph" style:parent-style-name="Standard">
      <style:text-properties style:font-name="DejaVu Sans Mono" fo:font-style="italic" fo:font-weight="bold" officeooo:rsid="0002464d" officeooo:paragraph-rsid="0002464d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DejaVu Sans Mono" fo:font-style="italic" fo:font-weight="bold" officeooo:rsid="0005aae4" officeooo:paragraph-rsid="0005aae4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DejaVu Sans Mono" fo:font-style="italic" fo:font-weight="normal" officeooo:rsid="0005ea34" officeooo:paragraph-rsid="0005ea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DejaVu Sans Mono" fo:font-weight="normal" officeooo:rsid="0005ea34" officeooo:paragraph-rsid="0005ea34" style:font-weight-asian="normal" style:font-weight-complex="normal"/>
    </style:style>
    <style:style style:name="P8" style:family="paragraph" style:parent-style-name="Standard">
      <style:text-properties style:font-name="DejaVu Sans Mono" fo:font-style="normal" fo:font-weight="normal" officeooo:rsid="0005ea34" officeooo:paragraph-rsid="0005ea3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DejaVu Serif" officeooo:rsid="0002464d" officeooo:paragraph-rsid="0002464d"/>
    </style:style>
    <style:style style:name="P10" style:family="paragraph" style:parent-style-name="Standard">
      <style:text-properties style:font-name="DejaVu Serif" fo:font-weight="bold" officeooo:rsid="0002464d" officeooo:paragraph-rsid="0002464d" style:font-weight-asian="bold" style:font-weight-complex="bold"/>
    </style:style>
    <style:style style:name="P11" style:family="paragraph" style:parent-style-name="Standard">
      <style:text-properties style:font-name="DejaVu Serif" fo:font-weight="bold" officeooo:rsid="0003bb86" officeooo:paragraph-rsid="0003bb86" style:font-weight-asian="bold" style:font-weight-complex="bold"/>
    </style:style>
    <style:style style:name="P12" style:family="paragraph" style:parent-style-name="Standard">
      <style:text-properties style:font-name="DejaVu Serif" fo:font-weight="bold" officeooo:rsid="0005ea34" officeooo:paragraph-rsid="0005ea3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20pt" style:text-underline-style="solid" style:text-underline-width="auto" style:text-underline-color="font-color" fo:font-weight="bold" officeooo:rsid="0005ea34" officeooo:paragraph-rsid="0005ea34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bb8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5ea34" style:font-size-asian="12pt" style:font-weight-asian="normal" style:font-size-complex="12pt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3">Assignment 1</text:p>
      <text:p text:style-name="P9"/>
      <text:p text:style-name="P9"><text:span text:style-name="T1">Question 1</text:span><text:span text:style-name="T2">:</text:span><text:span text:style-name="T1"> </text:span>Coin Toss Simulation</text:p>
      <text:p text:style-name="P9">Through <text:span text:style-name="T3">a coin toss</text:span> simulation, show that probability of getting HEAD, by tossing a fair coin, is about 0.5. Write your observation from the simulation run.</text:p>
      <text:p text:style-name="P9"/>
      <text:p text:style-name="P10">Solution<text:span text:style-name="T2">: </text:span></text:p>
      <text:p text:style-name="P10"/>
      <text:p text:style-name="P1">Algorithm<text:span text:style-name="T2"> CoinToss()</text:span></text:p>
      <text:p text:style-name="P4"><text:span text:style-name="T2">//Function to simulate coin toss</text:span></text:p>
      <text:p text:style-name="P1">{</text:p>
      <text:p text:style-name="P1"><text:span text:style-name="T2"><text:s text:c="2"/>outcome = rand(1);</text:span></text:p>
      <text:p text:style-name="P1"><text:span text:style-name="T2"><text:s text:c="2"/>outcome = round(outcome);</text:span></text:p>
      <text:p text:style-name="P1"><text:span text:style-name="T2"><text:s text:c="2"/></text:span>return<text:span text:style-name="T2"> outcome;</text:span></text:p>
      <text:p text:style-name="P1">}</text:p>
      <text:p text:style-name="P1"/>
      <text:p text:style-name="P11">Question 2<text:span text:style-name="T2">: Sort Analysis</text:span></text:p>
      <text:p text:style-name="P11"><text:span text:style-name="T5">Implement two different versions of bubble sort for randomized data sequence.</text:span></text:p>
      <text:p text:style-name="P11"/>
      <text:p text:style-name="P12">Solution:</text:p>
      <text:p text:style-name="P11"/>
      <text:p text:style-name="P2"><text:span text:style-name="T4">Algorithm</text:span><text:span text:style-name="T5"> BubbleSort(arr)</text:span></text:p>
      <text:p text:style-name="P5"><text:span text:style-name="T5">//Sorting an array using classical bubble sort</text:span></text:p>
      <text:p text:style-name="P2"><text:span text:style-name="T5"><text:s/></text:span><text:span text:style-name="T4">{</text:span></text:p>
      <text:p text:style-name="P2"><text:span text:style-name="T5"><text:s text:c="3"/>len = length(arr)</text:span></text:p>
      <text:p text:style-name="P2"><text:span text:style-name="T5"><text:s text:c="3"/></text:span><text:span text:style-name="T4">for</text:span><text:span text:style-name="T5"> i := 1 </text:span><text:span text:style-name="T4">to</text:span><text:span text:style-name="T5"> len </text:span><text:span text:style-name="T4">do</text:span><text:span text:style-name="T5"> </text:span></text:p>
      <text:p text:style-name="P2"><text:span text:style-name="T5"><text:s text:c="4"/></text:span><text:span text:style-name="T4">{</text:span></text:p>
      <text:p text:style-name="P2"><text:span text:style-name="T5"><text:tab/></text:span><text:span text:style-name="T4">for</text:span><text:span text:style-name="T5"> j := i </text:span><text:span text:style-name="T4">to</text:span><text:span text:style-name="T5"> len-1 </text:span><text:span text:style-name="T4">do</text:span></text:p>
      <text:p text:style-name="P2"><text:span text:style-name="T5"><text:tab/> </text:span><text:span text:style-name="T4">{</text:span></text:p>
      <text:p text:style-name="P2"><text:span text:style-name="T5"><text:s text:c="8"/></text:span><text:span text:style-name="T4">if</text:span><text:span text:style-name="T5"> (arr[j] &gt; </text:span><text:span text:style-name="T6">arr</text:span><text:span text:style-name="T5">[j+1]) </text:span><text:span text:style-name="T4">then</text:span></text:p>
      <text:p text:style-name="P2"><text:span text:style-name="T5"><text:tab/> <text:s text:c="4"/></text:span><text:span text:style-name="T4">{</text:span><text:span text:style-name="T5"></text:span></text:p>
      <text:p text:style-name="P2"><text:span text:style-name="T5"><text:s text:c="11"/>temp = </text:span><text:span text:style-name="T6">arr[</text:span><text:span text:style-name="T5">j</text:span><text:span text:style-name="T6">]</text:span><text:span text:style-name="T5">;</text:span></text:p>
      <text:p text:style-name="P2"><text:span text:style-name="T5"><text:s text:c="11"/></text:span><text:span text:style-name="T6">arr[</text:span><text:span text:style-name="T5">j</text:span><text:span text:style-name="T6">]</text:span><text:span text:style-name="T5"> = </text:span><text:span text:style-name="T6">arr[</text:span><text:span text:style-name="T5">j+1</text:span><text:span text:style-name="T6">]</text:span><text:span text:style-name="T5">;</text:span></text:p>
      <text:p text:style-name="P2"><text:span text:style-name="T5"><text:s text:c="11"/></text:span><text:span text:style-name="T6">arr[</text:span><text:span text:style-name="T5">j+1</text:span><text:span text:style-name="T6">]</text:span><text:span text:style-name="T5"> = temp;</text:span></text:p>
      <text:p text:style-name="P2"><text:span text:style-name="T5"><text:s text:c="10"/></text:span><text:span text:style-name="T4">}</text:span></text:p>
      <text:p text:style-name="P2"><text:span text:style-name="T5"><text:s text:c="3"/></text:span><text:span text:style-name="T4"><text:s text:c="4"/>}</text:span></text:p>
      <text:p text:style-name="P2"><text:span text:style-name="T4"><text:tab/>}</text:span></text:p>
      <text:p text:style-name="P2"><text:s text:c="2"/>}</text:p>
      <text:p text:style-name="P2"/>
      <text:p text:style-name="P7"><text:span text:style-name="T1">Algorithm</text:span> modifiedBubbleSort(arr)</text:p>
      <text:p text:style-name="P6">//Sorting an array using modified bubble sort. </text:p>
      <text:p text:style-name="P7"><text:span text:style-name="T7">//A</text:span> <text:span text:style-name="T7">flag is used to determine if array is already sorted</text:span></text:p>
      <text:p text:style-name="P8"><text:s text:c="2"/><text:span text:style-name="T1">{</text:span></text:p>
      <text:p text:style-name="P7"><text:span text:style-name="T1"><text:s text:c="3"/></text:span><text:s/>len = length(arr);</text:p>
      <text:p text:style-name="P7"><text:s text:c="4"/>sorted = true;</text:p>
      <text:p text:style-name="P7"><text:s text:c="4"/><text:span text:style-name="T1">for</text:span> i := 1 <text:span text:style-name="T1">to</text:span> len <text:span text:style-name="T1">do </text:span></text:p>
      <text:p text:style-name="P7"><text:span text:style-name="T1"><text:tab/>{</text:span></text:p>
      <text:p text:style-name="P7"><text:s text:c="6"/>sorted = true;</text:p>
      <text:p text:style-name="P7"><text:soft-page-break/><text:s text:c="6"/><text:span text:style-name="T1">for</text:span> j = i := len-1 <text:span text:style-name="T1">do</text:span></text:p>
      <text:p text:style-name="P7"><text:tab/> <text:s text:c="2"/><text:span text:style-name="T1">{</text:span></text:p>
      <text:p text:style-name="P7"><text:s text:c="9"/><text:span text:style-name="T1">if</text:span> (arr[j] &gt; arr[j+1]) <text:span text:style-name="T1">then</text:span></text:p>
      <text:p text:style-name="P3"><text:tab/><text:tab/>{</text:p>
      <text:p text:style-name="P7"><text:s text:c="12"/>temp = arr[j];</text:p>
      <text:p text:style-name="P7"><text:s text:c="12"/>arr[j] = arr[j+1];</text:p>
      <text:p text:style-name="P7"><text:s text:c="12"/>arr[j+1] = temp;</text:p>
      <text:p text:style-name="P6"><text:tab/><text:tab/> <text:s/>//If a swap occurs then array is not sorted.</text:p>
      <text:p text:style-name="P7"><text:s text:c="12"/>sorted = false; </text:p>
      <text:p text:style-name="P7"><text:s text:c="10"/><text:span text:style-name="T1">}</text:span></text:p>
      <text:p text:style-name="P3"><text:tab/> <text:s text:c="2"/>}</text:p>
      <text:p text:style-name="P7"><text:span text:style-name="T1"><text:s text:c="6"/>if</text:span> (sorted)</text:p>
      <text:p text:style-name="P7"><text:s text:c="6"/><text:span text:style-name="T1">return</text:span>;</text:p>
      <text:p text:style-name="P3"><text:s text:c="5"/>}</text:p>
      <text:p text:style-name="P3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13:04.436371440</meta:creation-date>
    <dc:date>2018-01-23T14:51:46.174166432</dc:date>
    <meta:editing-duration>PT23M28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2" meta:paragraph-count="55" meta:word-count="196" meta:character-count="1268" meta:non-whitespace-character-count="887"/>
  </office:meta>
</office:document-meta>
</file>